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officeooo:rsid="00071976" officeooo:paragraph-rsid="00071976" style:font-name-complex="Times New Roman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>
      <style:text-properties style:font-name="Times New Roman" fo:font-weight="bold" officeooo:rsid="00071976" officeooo:paragraph-rsid="00071976" style:font-weight-asian="bold" style:font-name-complex="Times New Roman" style:font-weight-complex="bold"/>
    </style:style>
    <style:style style:name="P4" style:family="paragraph" style:parent-style-name="Text_20_body" style:list-style-name="L1">
      <style:text-properties style:font-name="Times New Roman" officeooo:paragraph-rsid="00071976" style:font-name-complex="Times New Roman"/>
    </style:style>
    <style:style style:name="P5" style:family="paragraph" style:parent-style-name="Text_20_body" style:list-style-name="L3">
      <style:text-properties style:font-name="Times New Roman" officeooo:paragraph-rsid="00071976" style:font-name-complex="Times New Roman"/>
    </style:style>
    <style:style style:name="P6" style:family="paragraph" style:parent-style-name="Text_20_body" style:list-style-name="L2">
      <style:text-properties style:font-name="Times New Roman" officeooo:paragraph-rsid="00071976" style:font-name-complex="Times New Roman"/>
    </style:style>
    <style:style style:name="P7" style:family="paragraph" style:parent-style-name="Text_20_body" style:list-style-name="L1">
      <style:text-properties style:font-name="Times New Roman" fo:font-style="italic" officeooo:paragraph-rsid="00071976" style:font-style-asian="italic" style:font-name-complex="Times New Roman" style:font-style-complex="italic"/>
    </style:style>
    <style:style style:name="P8" style:family="paragraph" style:parent-style-name="Title">
      <style:text-properties style:font-name="Times New Roman" style:font-name-complex="Times New Roman"/>
    </style:style>
    <style:style style:name="T1" style:family="text">
      <style:text-properties officeooo:rsid="000719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poran</text:p>
      <text:p text:style-name="P2">Nama : Ari Ali Nugroho</text:p>
      <text:p text:style-name="P2">Kelas : 11 IPA 3</text:p>
      <text:p text:style-name="P2"/>
      <text:p text:style-name="P2">Waktu : 1<text:span text:style-name="T1">8</text:span> Mei 2020 (video durasi: 30 Menit)</text:p>
      <text:p text:style-name="P2">Sumber : Internet (youtube.com)</text:p>
      <text:p text:style-name="P2">Penceramah : Ustadz Adi Hidayat</text:p>
      <text:p text:style-name="P3">Materi: Cara mendapatkan ampunan</text:p>
      <text:p text:style-name="P3"/>
      <text:h text:style-name="P1" text:outline-level="2">Rangkuman:</text:h>
      <text:list xml:id="list1681137170" text:style-name="L1">
        <text:list-item>
          <text:p text:style-name="P4">Ampunan Allah diberikan kepada siapapun (apapun strata sosialnya) dan sebesar apapun kesalahan orang tersebut.</text:p>
        </text:list-item>
        <text:list-item>
          <text:p text:style-name="P4">Orang yang melakukan kesalahan cenderung "gelap" hidupnya (ketakutan, kegelisahan, dll).</text:p>
        </text:list-item>
        <text:list-item>
          <text:p text:style-name="P4">Langkah memperbaiki diri:</text:p>
        </text:list-item>
      </text:list>
      <text:list xml:id="list3111233204" text:style-name="L3">
        <text:list-item>
          <text:p text:style-name="P5">Perhatikan/mengkoreksi diri kesalahan yang telah diperbuat</text:p>
        </text:list-item>
        <text:list-item>
          <text:p text:style-name="P5">Jauhkan hal yang membuat maksiat</text:p>
        </text:list-item>
        <text:list-item>
          <text:p text:style-name="P5">Perbaiki/ganti hal-hal yang sebelumnya buruk menjadi baik.</text:p>
        </text:list-item>
      </text:list>
      <text:list xml:id="list182705975767303" text:continue-list="list1681137170" text:style-name="L1">
        <text:list-item>
          <text:p text:style-name="P4">Dzikir/doa memohon ampun:</text:p>
        </text:list-item>
      </text:list>
      <text:list xml:id="list3820813728" text:style-name="L2">
        <text:list-item>
          <text:p text:style-name="P6">رَبَّنَا ظَلَمْنَا أَنْفُسَنَا وَإِنْ لَمْ تَغْفِرْ لَنَا وَتَرْحَمْنَا لَنَكُونَنَّ مِنَ الْخَاسِرِينَ</text:p>
        </text:list-item>
      </text:list>
      <text:list xml:id="list182706604280691" text:continue-list="list182705975767303" text:style-name="L1">
        <text:list-header>
          <text:p text:style-name="P7">(Ya Tuhan kami, kami telah menganiaya diri kami sendiri, dan jika Engkau tidak mengampuni kami dan memberi rahmat kepada kami, niscaya pastilah kami termasuk orang-orang yang merugi)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8:23:01.290657100</meta:creation-date>
    <dc:date>2020-05-17T18:26:53.004592429</dc:date>
    <meta:editing-duration>PT3M52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17" meta:word-count="128" meta:character-count="843" meta:non-whitespace-character-count="740"/>
  </office:meta>
</office:document-meta>
</file>